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MvcBuilderSupport.createMockMvc( Filter [ ] filters , MockServletConfig servletConfig , WebApplicationContext webAppContext , @ Nullable RequestBuilder defaultRequestBuilder , List &lt; ResultMatcher &gt; globalResultMatchers , List &lt; ResultHandler &gt; globalResultHandlers , @ Nullable List &lt; DispatcherServletCustomizer &gt; dispatcherServletCustomiz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ockMvcBuilderSupport.createMockMvc( Filter [ ] filters , MockServletConfig servletConfig , WebApplicationContext webAppContext , @ Nullable RequestBuilder defaultRequestBuilder , @ Nullable Charset defaultResponseCharacterEncoding , List &lt; ResultMatcher &gt; globalResultMatchers , List &lt; ResultHandler &gt; globalResultHandlers , @ Nullable List &lt; DispatcherServletCustomizer &gt; dispatcherServletCustomiz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MvcBuildException.MockMvcBuild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